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7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4118in"/>
    </style:style>
    <style:style style:name="co5" style:family="table-column">
      <style:table-column-properties fo:break-before="auto" style:column-width="1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te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22" table:default-cell-style-name="Default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альфа</text:p>
          </table:table-cell>
          <table:table-cell table:style-name="ce1" office:value-type="string" calcext:value-type="string">
            <text:p>бета</text:p>
          </table:table-cell>
          <table:table-cell table:style-name="ce1" office:value-type="string" calcext:value-type="string">
            <text:p>гамма</text:p>
          </table:table-cell>
          <table:table-cell table:style-name="ce1" office:value-type="string" calcext:value-type="string">
            <text:p>дельта</text:p>
          </table:table-cell>
          <table:table-cell table:style-name="ce1" office:value-type="string" calcext:value-type="string">
            <text:p>эпсилон</text:p>
          </table:table-cell>
          <table:table-cell table:style-name="ce1" office:value-type="string" calcext:value-type="string">
            <text:p>эта</text:p>
          </table:table-cell>
          <table:table-cell table:style-name="ce1" office:value-type="string" calcext:value-type="string">
            <text:p>тета</text:p>
          </table:table-cell>
          <table:table-cell table:style-name="ce1" office:value-type="string" calcext:value-type="string">
            <text:p>йота</text:p>
          </table:table-cell>
          <table:table-cell table:style-name="ce1" office:value-type="string" calcext:value-type="string">
            <text:p>лямбда</text:p>
          </table:table-cell>
          <table:table-cell table:style-name="ce1" office:value-type="string" calcext:value-type="string">
            <text:p>мю</text:p>
          </table:table-cell>
          <table:table-cell table:style-name="ce1" office:value-type="string" calcext:value-type="string">
            <text:p>ню</text:p>
          </table:table-cell>
          <table:table-cell table:style-name="ce1" office:value-type="string" calcext:value-type="string">
            <text:p>кси</text:p>
          </table:table-cell>
          <table:table-cell table:style-name="ce1" office:value-type="string" calcext:value-type="string">
            <text:p>омикрон</text:p>
          </table:table-cell>
          <table:table-cell table:style-name="ce1" office:value-type="string" calcext:value-type="string">
            <text:p>пи</text:p>
          </table:table-cell>
          <table:table-cell table:style-name="ce1" office:value-type="string" calcext:value-type="string">
            <text:p>ро</text:p>
          </table:table-cell>
          <table:table-cell office:value-type="string" calcext:value-type="string">
            <text:p>каппа</text:p>
          </table:table-cell>
          <table:table-cell table:style-name="ce1" office:value-type="string" calcext:value-type="string">
            <text:p>сигма</text:p>
          </table:table-cell>
          <table:table-cell table:style-name="ce1" office:value-type="string" calcext:value-type="string">
            <text:p>тау</text:p>
          </table:table-cell>
          <table:table-cell table:style-name="ce1" office:value-type="string" calcext:value-type="string">
            <text:p>фи</text:p>
          </table:table-cell>
          <table:table-cell table:style-name="ce1" office:value-type="string" calcext:value-type="string">
            <text:p>хи</text:p>
          </table:table-cell>
          <table:table-cell table:style-name="ce1" office:value-type="string" calcext:value-type="string">
            <text:p>пси</text:p>
          </table:table-cell>
          <table:table-cell table:style-name="ce1" office:value-type="string" calcext:value-type="string">
            <text:p>омега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t1s</text:p>
          </table:table-cell>
          <table:table-cell office:value-type="string" calcext:value-type="string">
            <text:p>t1p</text:p>
          </table:table-cell>
          <table:table-cell office:value-type="string" calcext:value-type="string">
            <text:p>t1c</text:p>
          </table:table-cell>
          <table:table-cell office:value-type="string" calcext:value-type="string">
            <text:p>t2s</text:p>
          </table:table-cell>
          <table:table-cell office:value-type="string" calcext:value-type="string">
            <text:p>t2p</text:p>
          </table:table-cell>
          <table:table-cell office:value-type="string" calcext:value-type="string">
            <text:p>t3s</text:p>
          </table:table-cell>
          <table:table-cell office:value-type="string" calcext:value-type="string">
            <text:p>t3p</text:p>
          </table:table-cell>
          <table:table-cell/>
          <table:table-cell office:value-type="string" calcext:value-type="string">
            <text:p>tsu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2:0 [1]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[.Y2]+[.Z2]+[.AC2]+[.AE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:2 [1]</text:p>
          </table:table-cell>
          <table:table-cell table:style-name="ce3"/>
          <table:table-cell table:number-columns-repeated="20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formula="of:=[.Y3]+[.Z3]+[.AC3]+[.A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2:0 [1]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[.Y4]+[.Z4]+[.AC4]+[.AE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7"/>
          <table:table-cell office:value-type="string" calcext:value-type="string">
            <text:p>0:2 [1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чёт до апелляции от кси: 6:6</text:p>
          </table:table-cell>
          <table:table-cell table:number-columns-repeated="5"/>
          <table:table-cell table:formula="of:=[.Y5]+[.Z5]+[.AC5]+[.AE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"/>
          <table:table-cell table:number-columns-repeated="16"/>
          <table:table-cell office:value-type="string" calcext:value-type="string">
            <text:p>0:2 [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Y6]+[.Z6]+[.AC6]+[.AE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2:0 [1]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[.Y7]+[.Z7]+[.AC7]+[.AE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"/>
          <table:table-cell table:number-columns-repeated="13"/>
          <table:table-cell office:value-type="string" calcext:value-type="string">
            <text:p>0:2 [1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Y8]+[.Z8]+[.AC8]+[.AE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4"/>
          <table:table-cell table:style-name="ce3"/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formula="of:=[.Y9]+[.Z9]+[.AC9]+[.A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лямбда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3"/>
          <table:table-cell table:number-columns-repeated="6"/>
          <table:table-cell office:value-type="string" calcext:value-type="string">
            <text:p>0:2 [1]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formula="of:=[.Y10]+[.Z10]+[.AC10]+[.AE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мю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3"/>
          <table:table-cell table:number-columns-repeated="6"/>
          <table:table-cell office:value-type="string" calcext:value-type="string">
            <text:p>0:2 [1]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[.Y11]+[.Z11]+[.AC11]+[.AE1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ю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style-name="ce3"/>
          <table:table-cell table:number-columns-repeated="2"/>
          <table:table-cell office:value-type="string" calcext:value-type="string">
            <text:p>0:2 [1]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Y12]+[.Z12]+[.AC12]+[.AE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кси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2:0 [1]</text:p>
          </table:table-cell>
          <table:table-cell table:number-columns-repeated="7"/>
          <table:table-cell table:style-name="ce3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счёт до апелляции от кси: 6:6</text:p>
          </table:table-cell>
          <table:table-cell table:number-columns-repeated="5"/>
          <table:table-cell table:formula="of:=[.Y13]+[.Z13]+[.AC13]+[.AE1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омикрон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6"/>
          <table:table-cell table:style-name="ce3"/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Y14]+[.Z14]+[.AC14]+[.AE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пи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2"/>
          <table:table-cell table:style-name="ce3"/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[.Y15]+[.Z15]+[.AC15]+[.AE1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ро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style-name="ce3"/>
          <table:table-cell table:number-columns-repeated="2"/>
          <table:table-cell office:value-type="string" calcext:value-type="string">
            <text:p>2:0 [1]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[.Y16]+[.Z16]+[.AC16]+[.AE1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2:0 [1]</text:p>
          </table:table-cell>
          <table:table-cell table:number-columns-repeated="6"/>
          <table:table-cell table:style-name="ce3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[.Y17]+[.Z17]+[.AC17]+[.AE1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сигма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string" calcext:value-type="string">
            <text:p>2:0 [1]</text:p>
          </table:table-cell>
          <table:table-cell table:number-columns-repeated="6"/>
          <table:table-cell table:style-name="ce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Y18]+[.Z18]+[.AC18]+[.AE1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ау</text:p>
          </table:table-cell>
          <table:table-cell office:value-type="float" office:value="18" calcext:value-type="float">
            <text:p>18</text:p>
          </table:table-cell>
          <table:table-cell table:number-columns-repeated="14"/>
          <table:table-cell office:value-type="string" calcext:value-type="string">
            <text:p>0:2 [1]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[.Y19]+[.Z19]+[.AC19]+[.AE1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и</text:p>
          </table:table-cell>
          <table:table-cell office:value-type="float" office:value="19" calcext:value-type="float">
            <text:p>19</text:p>
          </table:table-cell>
          <table:table-cell table:number-columns-repeated="18"/>
          <table:table-cell table:style-name="ce3"/>
          <table:table-cell office:value-type="string" calcext:value-type="string">
            <text:p>1:1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[.Y20]+[.Z20]+[.AC20]+[.AE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хи</text:p>
          </table:table-cell>
          <table:table-cell office:value-type="float" office:value="20" calcext:value-type="float">
            <text:p>20</text:p>
          </table:table-cell>
          <table:table-cell table:number-columns-repeated="18"/>
          <table:table-cell office:value-type="string" calcext:value-type="string">
            <text:p>1:1 [1]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[.Y21]+[.Z21]+[.AC21]+[.AE2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пси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2:0 [1]</text:p>
          </table:table-cell>
          <table:table-cell table:number-columns-repeated="13"/>
          <table:table-cell table:style-name="ce3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[.Y22]+[.Z22]+[.AC22]+[.AE2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омега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2:0 [1]</text:p>
          </table:table-cell>
          <table:table-cell table:number-columns-repeated="16"/>
          <table:table-cell table:style-name="ce3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[.Y23]+[.Z23]+[.AC23]+[.AE23]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104855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bombardier" table:style-name="ta1"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tou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who</text:p>
          </table:table-cell>
          <table:table-cell office:value-type="string" calcext:value-type="string">
            <text:p>point</text:p>
          </table:table-cell>
          <table:table-cell table:style-name="ce2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Камиль Гайнутдин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Михаил Любушкин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Степан Берсен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Настя Челышк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Полина Перелеш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Дима Коренько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Алиса Силае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Катя Малин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Настя Турце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Маша Казаринова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Андрей Агап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Алексей Ковалев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Александра Таюрская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Ксения Новик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Снежана Россие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Анна Бояндина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Валерия Холодк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Андрей Нефедь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Даниил Кондрашов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Глеб Весельский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авва Ильющенков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аксим Трегубович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Вова Носков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Илья Солнц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Максим Мухамет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Маша Еремеева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Арина Беккер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Амелия Шеловано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Ольга Рябинин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Вероника Шеховцева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игма</text:p>
          </table:table-cell>
          <table:table-cell office:value-type="string" calcext:value-type="string">
            <text:p>Никита Боко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Леонид Расторгуев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Аня Проценко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Вика Наговицина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3" number:min-decimal-places="3" number:min-integer-digits="1"/>
    </number:number-style>
    <number:number-style style:name="N15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21:05:09.150893885</meta:creation-date>
    <dc:date>2024-07-20T22:55:16.567041525</dc:date>
    <meta:editing-duration>PT1H49M54S</meta:editing-duration>
    <meta:editing-cycles>28</meta:editing-cycles>
    <meta:generator>LibreOffice/24.2.4.2$Linux_X86_64 LibreOffice_project/420$Build-2</meta:generator>
    <meta:document-statistic meta:table-count="2" meta:cell-count="329" meta:object-count="0"/>
  </office:meta>
</office:document-meta>
</file>